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ICCs">
        <table:table-column/>
        <table:table-column/>
        <table:table-column/>
        <table:table-column/>
        <table:table-column/>
        <table:table-row>
          <table:table-cell office:value-type="string">
            <text:p>Axis</text:p>
          </table:table-cell>
          <table:table-cell office:value-type="string">
            <text:p>IBM+Alex</text:p>
          </table:table-cell>
          <table:table-cell office:value-type="string">
            <text:p>IBM+Andrew</text:p>
          </table:table-cell>
          <table:table-cell office:value-type="string">
            <text:p>Alex+Andrew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_N</text:p>
          </table:table-cell>
          <table:table-cell office:value="0.009168770115855195" office:value-type="float"/>
          <table:table-cell office:value="0.17760323338437276" office:value-type="float"/>
          <table:table-cell office:value="0.5229879413285554" office:value-type="float"/>
          <table:table-cell office:value="0.4452362199677655" office:value-type="float"/>
        </table:table-row>
        <table:table-row>
          <table:table-cell office:value-type="string">
            <text:p>F_B</text:p>
          </table:table-cell>
          <table:table-cell office:value="-0.1538399528210969" office:value-type="float"/>
          <table:table-cell office:value="-0.24929871779486232" office:value-type="float"/>
          <table:table-cell office:value="-0.386658154878959" office:value-type="float"/>
          <table:table-cell office:value="-0.5258628668913127" office:value-type="float"/>
        </table:table-row>
        <table:table-row>
          <table:table-cell office:value-type="string">
            <text:p>U_D</text:p>
          </table:table-cell>
          <table:table-cell office:value="0.3095536510393512" office:value-type="float"/>
          <table:table-cell office:value="0.3273100935821835" office:value-type="float"/>
          <table:table-cell office:value="0.5272536066014593" office:value-type="float"/>
          <table:table-cell office:value="0.52857666398991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2-14T18:25:59.495470</meta:creation-date>
    <dc:date>2019-02-14T18:25:59.497381</dc:date>
    <meta:generator>http://pypi.python.org/pypi/ezodf/0.1.0$Python3.7.1 (default, Dec 14 2018, 19:28:38) 
[GCC 7.3.0]</meta:generator>
    <meta:document-statistic/>
    <meta:editing-cycles>1</meta:editing-cycles>
  </office:meta>
</office:document-meta>
</file>